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position="0% 0%" style:font-name="Liberation Serif" fo:font-size="12pt" fo:font-weight="normal" officeooo:paragraph-rsid="0005519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position="0% 0%" style:font-name="Liberation Serif" fo:font-size="12pt" fo:font-weight="normal" officeooo:paragraph-rsid="0005519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bold" officeooo:paragraph-rsid="0005519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5519f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style:font-name="Liberation Serif" fo:font-size="12pt" fo:font-weight="normal" officeooo:paragraph-rsid="0005519f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paragraph-rsid="0005519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Liberation Serif" fo:font-size="12pt" officeooo:paragraph-rsid="0005519f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05519f" style:font-size-asian="12pt" style:font-size-complex="12pt"/>
    </style:style>
    <style:style style:name="P9" style:family="paragraph" style:parent-style-name="Standard" style:list-style-name="L1">
      <style:text-properties style:text-position="0% 100%" style:font-name="Liberation Serif" fo:font-size="12pt" fo:font-weight="normal" officeooo:paragraph-rsid="0005519f" style:font-size-asian="12pt" style:font-weight-asian="normal" style:font-size-complex="12pt" style:font-weight-complex="normal"/>
    </style:style>
    <style:style style:name="T1" style:family="text">
      <style:text-properties officeooo:rsid="00051226"/>
    </style:style>
    <style:style style:name="T2" style:family="text">
      <style:text-properties style:text-position="0% 0%" fo:font-weight="normal" style:font-weight-asian="normal" style:font-weight-complex="normal"/>
    </style:style>
    <style:style style:name="T3" style:family="text">
      <style:text-properties style:text-position="0% 0%"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n-Deterministic Turing-machines(N)</text:p>
      <text:p text:style-name="P6"/>
      <text:p text:style-name="P6">At any point in the computation N may proceed according to many possibilities <text:span text:style-name="T1">parallely </text:span>as determined by the non-deterministic transition function of N.</text:p>
      <text:p text:style-name="P8"/>
      <text:p text:style-name="P3">A language is Turing-Recognizable if and only if some non-deterministic Turing-Machine recognizes it.</text:p>
      <text:list xml:id="list662217219" text:style-name="L1">
        <text:list-item>
          <text:p text:style-name="P7">A language is Turing-Recognizable if some non-deterministic Turing-Machine recognizes it.</text:p>
          <text:list>
            <text:list-item>
              <text:p text:style-name="P5">If N has an equivalent TM then the the L accepted by N will also be accepted by TM and hence will be Turing-Recognizable.</text:p>
            </text:list-item>
            <text:list-item>
              <text:p text:style-name="P1">Simulating N with T</text:p>
              <text:list>
                <text:list-item>
                  <text:p text:style-name="P1">Idea</text:p>
                  <text:list>
                    <text:list-item>
                      <text:p text:style-name="P7"><text:span text:style-name="T2">Imagine all computations of N as being represented by a tree. Each node of the tree represents a </text:span><text:span text:style-name="T3">configuration</text:span><text:span text:style-name="T2">. Each branch of the tree represents one particular computation. A branch may go on indefinitely long owing to an unterminable loop resulting from processing a string whose membership the machine can't decide.</text:span></text:p>
                    </text:list-item>
                    <text:list-item>
                      <text:p text:style-name="P1">TM now has to do a BFS of this tree to find a accept state. A DFS might result in ending up traversing an infinite branch(corresspnding to a string which makes N loop infinitely) before finding an existing accept configuration.</text:p>
                    </text:list-item>
                  </text:list>
                </text:list-item>
                <text:list-item>
                  <text:p text:style-name="P1">Implementation</text:p>
                  <text:list>
                    <text:list-item>
                      <text:p text:style-name="P1">Let TM have 3 tapes</text:p>
                      <text:list>
                        <text:list-item>
                          <text:p text:style-name="P1">Tape 1 holds the actual input and is not written into so that the input can be preserved for mutiple computations needed.</text:p>
                        </text:list-item>
                        <text:list-item>
                          <text:p text:style-name="P1">Tape 2 is the simulation tape where the result of the transition function on the input can be written.</text:p>
                        </text:list-item>
                        <text:list-item>
                          <text:p text:style-name="P1">Tape 3 is the address tape which determines the branch of computation TM will simulate. </text:p>
                          <text:list>
                            <text:list-item>
                              <text:p text:style-name="P1">The address is a string over the alphabet K = { 1, 2, …, k} </text:p>
                            </text:list-item>
                            <text:list-item>
                              <text:p text:style-name="P1">It spans from 1 to <text:span text:style-name="T4">k</text:span><text:span text:style-name="T5">1</text:span><text:span text:style-name="T4">k</text:span><text:span text:style-name="T5">2</text:span><text:span text:style-name="T4">...k</text:span><text:span text:style-name="T5">n</text:span><text:span text:style-name="T4">. where k is the maximum number of choices available in the machine and n is the number of steps in the path which leads to the final state. Each string determines the branch <text:s/>of computation TM will simulate.</text:span></text:p>
                            </text:list-item>
                          </text:list>
                        </text:list-item>
                        <text:list-item>
                          <text:p text:style-name="P9">Simulation involves iterating one non-deterministic computation branch at a time as indicated by the third tape. This can essentially be seen as a search for the accept state in the non-deterministic tree. The change of the address string in the lexicographic order ensures a breadth-first-search.</text:p>
                        </text:list-item>
                        <text:list-item>
                          <text:p text:style-name="P9">An invalid address indicates to a choice not available and termination of the simulation of that branch and continuing with the next branch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01T12:37:27</meta:creation-date>
    <dc:date>2013-02-01T12:46:34</dc:date>
    <dc:creator>Kempa </dc:creator>
    <meta:editing-duration>PT7M16S</meta:editing-duration>
    <meta:editing-cycles>1</meta:editing-cycles>
    <meta:document-statistic meta:table-count="0" meta:image-count="0" meta:object-count="0" meta:page-count="1" meta:paragraph-count="18" meta:word-count="372" meta:character-count="2160" meta:non-whitespace-character-count="1818"/>
    <meta:generator>LibreOffice/3.6$Linux_x86 LibreOffice_project/360m1$Build-2</meta:generator>
  </office:meta>
</office:document-meta>
</file>